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text-properties style:font-name="Helvetica" fo:font-size="14.0pt" fo:color="#3f494f" fo:background-color="#e6e6e6"/>
    </style:style>
    <style:style style:name="P2" style:family="paragraph" style:parent-style-name="Standard">
      <style:paragraph-properties fo:text-align="justify"/>
      <style:text-properties style:font-name="Helvetica" fo:font-size="14.0pt" fo:color="#262626"/>
    </style:style>
    <style:style style:name="P3" style:family="paragraph" style:parent-style-name="Standard">
      <style:paragraph-properties fo:text-align="justify"/>
      <style:text-properties style:font-name="Helvetica" fo:font-size="14.0pt" fo:color="#474747"/>
    </style:style>
    <style:style style:name="P4" style:family="paragraph" style:parent-style-name="Standard">
      <style:text-properties style:font-name="Helvetica" fo:font-size="14.0pt" fo:color="#474747"/>
    </style:style>
    <style:style style:name="T1" style:family="text">
      <style:text-properties fo:letter-spacing="0.0000in"/>
    </style:style>
    <style:style style:name="T2" style:family="text">
      <style:text-properties fo:letter-spacing="0.0000in" fo:color="#262626"/>
    </style:style>
    <style:style style:name="TableColumn1" style:family="table-column">
      <style:table-column-properties style:column-width="3.4625in" style:rel-column-width="32767*"/>
    </style:style>
  </office:automatic-styles>
  <office:body>
    <office:text>
      <text:p text:style-name="P1"><text:span text:style-name="T1">@phdthesis{herring2022,</text:span></text:p>
      <text:p text:style-name="P1"><text:span text:style-name="T1"><text:s text:c="2"/>author <text:s text:c="6"/>= {Daniel Herring},</text:span></text:p>
      <text:p text:style-name="P1"><text:span text:style-name="T1"><text:s text:c="2"/>title <text:s text:c="7"/>= {Dynamic Multi-objective Optimisation Using Evolutionary Algorithms},</text:span></text:p>
      <text:p text:style-name="P1"><text:span text:style-name="T1"><text:s text:c="2"/>school <text:s text:c="6"/>= {University of Melbourne, Parkville, Victoria, Australia},</text:span></text:p>
      <text:p text:style-name="P1"><text:span text:style-name="T1"><text:s text:c="2"/>year <text:s text:c="8"/>= {2022},</text:span></text:p>
      <text:p text:style-name="P1"><text:span text:style-name="T1"><text:s text:c="2"/>url <text:s text:c="9"/>= {http://hdl.handle.net/11343/326857},</text:span></text:p>
      <text:p text:style-name="P1"><text:span text:style-name="T1"><text:s text:c="2"/>timestamp <text:s text:c="3"/>= {Sat, 17 Jun 2023 00:08:10 +0200},</text:span></text:p>
      <text:p text:style-name="P1"><text:span text:style-name="T1"><text:s text:c="2"/>biburl <text:s text:c="6"/>= {https://dblp.org/rec/phd/basesearch/Herring22.bib},</text:span></text:p>
      <text:p text:style-name="P1"><text:span text:style-name="T1"><text:s text:c="2"/>bibsource <text:s text:c="3"/>= {dblp computer science bibliography, https://dblp.org}</text:span></text:p>
      <text:p text:style-name="P1"><text:span text:style-name="T1">}</text:span></text:p>
      <text:p text:style-name="P1"><text:span text:style-name="T1"/></text:p>
      <text:p text:style-name="P1"><text:span text:style-name="T1">@article{cheng2023,</text:span></text:p>
      <text:p text:style-name="P1"><text:span text:style-name="T1"><text:s text:c="2"/>author <text:s text:c="6"/>= {Haibing Cheng and</text:span></text:p>
      <text:p text:style-name="P1"><text:span text:style-name="T1"><text:s text:c="18"/>Lin Li and</text:span></text:p>
      <text:p text:style-name="P1"><text:span text:style-name="T1"><text:s text:c="18"/>Ling You},</text:span></text:p>
      <text:p text:style-name="P1"><text:span text:style-name="T1"><text:s text:c="2"/>title <text:s text:c="7"/>= {Dynamic Neighborhood Adjustment Strategy for Multi-Objective Evolutionary</text:span></text:p>
      <text:p text:style-name="P1"><text:span text:style-name="T1"><text:s text:c="18"/>Algorithm Based on Decomposition},</text:span></text:p>
      <text:p text:style-name="P1"><text:span text:style-name="T1"><text:s text:c="2"/>journal <text:s text:c="5"/>= {{IEEE} Access},</text:span></text:p>
      <text:p text:style-name="P1"><text:span text:style-name="T1"><text:s text:c="2"/>volume <text:s text:c="6"/>= {11},</text:span></text:p>
      <text:p text:style-name="P1"><text:span text:style-name="T1"><text:s text:c="2"/>pages <text:s text:c="7"/>= {6574--6583},</text:span></text:p>
      <text:p text:style-name="P1"><text:span text:style-name="T1"><text:s text:c="2"/>year <text:s text:c="8"/>= {2023},</text:span></text:p>
      <text:p text:style-name="P1"><text:span text:style-name="T1"><text:s text:c="2"/>url <text:s text:c="9"/>= {https://doi.org/10.1109/ACCESS.2023.3235783},</text:span></text:p>
      <text:p text:style-name="P1"><text:span text:style-name="T1"><text:s text:c="2"/>doi <text:s text:c="9"/>= {10.1109/ACCESS.2023.3235783},</text:span></text:p>
      <text:p text:style-name="P1"><text:span text:style-name="T1"><text:s text:c="2"/>timestamp <text:s text:c="3"/>= {Fri, 10 Feb 2023 23:34:16 +0100},</text:span></text:p>
      <text:p text:style-name="P1"><text:span text:style-name="T1"><text:s text:c="2"/>biburl <text:s text:c="6"/>= {https://dblp.org/rec/journals/access/ChengLY23.bib},</text:span></text:p>
      <text:p text:style-name="P1"><text:span text:style-name="T1"><text:s text:c="2"/>bibsource <text:s text:c="3"/>= {dblp computer science bibliography, https://dblp.org}</text:span></text:p>
      <text:p text:style-name="P1"><text:span text:style-name="T1">}</text:span></text:p>
      <text:p text:style-name="P1"><text:span text:style-name="T1"/></text:p>
      <text:p text:style-name="P2"><text:span text:style-name="T1">@book{edsdob.20.500.12854.8108920220101,</text:span></text:p>
      <text:p text:style-name="P3"><text:span text:style-name="T2">Author = {</text:span><text:span text:style-name="T1">Greiner, David and</text:span></text:p>
      <text:p text:style-name="P4"><text:span text:style-name="T1">Gaspar‐Cunha, António and</text:span></text:p>
      <text:p text:style-name="P4"><text:span text:style-name="T1">Hernández-Sosa, Daniel and</text:span></text:p>
      <text:p text:style-name="P4"><text:span text:style-name="T1">Minisci, Edmondo</text:span></text:p>
      <text:p text:style-name="P4"><text:span text:style-name="T1">Zamuda, Aleš</text:span><text:span text:style-name="T2">}</text:span></text:p>
      <text:p text:style-name="P2"><text:span text:style-name="T1">Abstract = {Evolutionary algorithms (EAs) are population-based global optimizers, which, due to their characteristics, have allowed us to solve, in a straightforward way, many real world optimization problems in the last three decades, particularly in engineering fields. Their main advantages are the following: they do not require any requisite to the objective/fitness evaluation function (continuity, derivability, convexity, etc.); they are not limited by the appearance of discrete and/or mixed variables or by the requirement of uncertainty quantification in the search. Moreover, they can deal with more than one objective function simultaneously through the use of evolutionary multi-objective optimization algorithms. This set of advantages, and the continuously increased computing capability of modern computers, has enhanced their application in research and industry. From the application point of view, in this Special Issue, all engineering fields are welcomed, such as aerospace and aeronautica},</text:span></text:p>
      <text:p text:style-name="P2"><text:span text:style-name="T1">ISBN = {978-3-0365-2714-7},</text:span></text:p>
      <text:p text:style-name="P2"><text:span text:style-name="T1">Publisher = {MDPI - Multidisciplinary Digital Publishing Institute},</text:span></text:p>
      <text:p text:style-name="P2"><text:span text:style-name="T1">Title = {Evolutionary Algorithms in Engineering Design Optimization.},</text:span></text:p>
      <text:p text:style-name="P2"><text:span text:style-name="T1">URL = {https://uoelibrary.idm.oclc.org/login?url=https://search.ebscohost.com/login.aspx?direct=true&amp;db=edsdob&amp;AN=edsdob.20.500.12854.81089&amp;site=eds-live&amp;scope=site},</text:span></text:p>
      <text:p text:style-name="P2"><text:span text:style-name="T1">Year = {2022},</text:span></text:p>
      <text:p text:style-name="P2"><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6</meta:generator>
  </office:meta>
</office:document-meta>
</file>